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solid" draw:fill-color="#ebf1de" draw:opacity="100%" draw:stroke="solid" svg:stroke-width="0.01042in" svg:stroke-color="#9bbb59" svg:stroke-opacity="100%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solid" draw:fill-color="#e6e0ec" draw:opacity="100%" draw:stroke="solid" svg:stroke-width="0.01042in" svg:stroke-color="#8064a2" svg:stroke-opacity="100%" draw:auto-grow-width="false" draw:auto-grow-height="true"/>
      <style:paragraph-properties style:font-independent-line-spacing="true" style:writing-mode="lr-tb"/>
    </style:style>
    <style:style style:family="graphic" style:name="a472">
      <style:graphic-properties draw:fill="none" draw:stroke="solid" svg:stroke-width="0.01042in" svg:stroke-color="#4a7ebb" draw:marker-end="a471" svg:stroke-opacity="100%" svg:stroke-linecap="but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solid" svg:stroke-width="0.01042in" svg:stroke-color="#4a7ebb" draw:marker-end="a473" svg:stroke-opacity="100%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draw:fill="none" draw:stroke="solid" svg:stroke-width="0.01042in" svg:stroke-color="#4a7ebb" draw:marker-start="a475" draw:marker-end="a476" svg:stroke-opacity="100%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4a7ebb" draw:marker-end="a478" svg:stroke-opacity="100%" svg:stroke-linecap="but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042in" svg:stroke-color="#4a7ebb" draw:marker-end="a480" svg:stroke-opacity="100%" svg:stroke-linecap="but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draw:fill="none" draw:stroke="solid" svg:stroke-width="0.01042in" svg:stroke-color="#4a7ebb" draw:marker-start="a482" draw:marker-end="a483" svg:stroke-opacity="100%" svg:stroke-linecap="butt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none" draw:stroke="solid" svg:stroke-width="0.01042in" svg:stroke-color="#4a7ebb" draw:marker-start="a485" draw:marker-end="a486" svg:stroke-opacity="100%" svg:stroke-linecap="butt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4a7ebb" draw:marker-end="a488" svg:stroke-opacity="100%" svg:stroke-linecap="but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1042in" svg:stroke-color="#4a7ebb" draw:marker-end="a490" svg:stroke-opacity="100%" svg:stroke-linecap="butt"/>
    </style:style>
    <style:style style:family="graphic" style:name="a493">
      <style:graphic-properties draw:fill="none" draw:stroke="solid" svg:stroke-width="0.01042in" svg:stroke-color="#4a7ebb" draw:marker-end="a492" svg:stroke-opacity="100%" svg:stroke-linecap="but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1042in" svg:stroke-color="#4a7ebb" draw:marker-end="a494" svg:stroke-opacity="100%" svg:stroke-linecap="but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draw:fill="none" draw:stroke="solid" svg:stroke-width="0.01042in" svg:stroke-color="#4a7ebb" draw:marker-end="a496" svg:stroke-opacity="100%" svg:stroke-linecap="but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1042in" svg:stroke-color="#4a7ebb" draw:marker-end="a498" svg:stroke-opacity="100%" svg:stroke-linecap="but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solid" draw:fill-color="#f2dcdb" draw:opacity="100%" draw:stroke="solid" svg:stroke-width="0.01042in" svg:stroke-color="#c0504d" svg:stroke-opacity="100%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042in" svg:stroke-color="#4a7ebb" draw:marker-end="a610" svg:stroke-opacity="100%" svg:stroke-linecap="butt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solid" svg:stroke-width="0.01042in" svg:stroke-color="#1f497d" svg:stroke-opacity="100%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solid" draw:fill-color="#fdeada" draw:opacity="100%" draw:stroke="solid" svg:stroke-width="0.01042in" svg:stroke-color="#f79646" svg:stroke-opacity="100%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solid" draw:fill-color="#dce6f2" draw:opacity="100%" draw:stroke="solid" svg:stroke-width="0.01042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7-blank-Vide" presentation:presentation-page-layout-name="Master1-PPL7" draw:id="Slide-256">
        <draw:frame draw:id="id63" draw:style-name="a396" draw:name="ZoneTexte 1" svg:x="8.22871in" svg:y="2.56877in" svg:width="1.61435in" svg:height="1.00977in">
          <draw:text-box>
            <text:p text:style-name="a383" text:class-names="" text:cond-style-name=""><text:span text:style-name="a381" text:class-names="">AStar</text:span><text:span text:style-name="a382" text:class-names=""/></text:p>
            <text:p text:style-name="a387" text:class-names="" text:cond-style-name=""><text:span text:style-name="a384" text:class-names="">.</text:span><text:span text:style-name="a385" text:class-names="">motors</text:span><text:span text:style-name="a386" text:class-names="">(l, r)</text:span></text:p>
            <text:p text:style-name="a391" text:class-names="" text:cond-style-name=""><text:span text:style-name="a388" text:class-names="">.</text:span><text:span text:style-name="a389" text:class-names="">read_encoders</text:span><text:span text:style-name="a390" text:class-names="">()</text:span></text:p>
            <text:p text:style-name="a395" text:class-names="" text:cond-style-name=""><text:span text:style-name="a392" text:class-names="">.</text:span><text:span text:style-name="a393" text:class-names="">reset_encoders</text:span><text:span text:style-name="a394" text:class-names="">()</text:span></text:p>
          </draw:text-box>
          <svg:title/>
          <svg:desc/>
        </draw:frame>
        <draw:frame draw:id="id64" draw:style-name="a411" draw:name="ZoneTexte 2" svg:x="0.26131in" svg:y="0.55323in" svg:width="1.19499in" svg:height="1.00977in">
          <draw:text-box>
            <text:p text:style-name="a398" text:class-names="" text:cond-style-name=""><text:span text:style-name="a397" text:class-names="">Robot</text:span></text:p>
            <text:p text:style-name="a402" text:class-names="" text:cond-style-name=""><text:span text:style-name="a399" text:class-names="">.</text:span><text:span text:style-name="a400" text:class-names="">aStar</text:span><text:span text:style-name="a401" text:class-names=""/></text:p>
            <text:p text:style-name="a406" text:class-names="" text:cond-style-name=""><text:span text:style-name="a403" text:class-names="">.</text:span><text:span text:style-name="a404" text:class-names="">motionCtrl</text:span><text:span text:style-name="a405" text:class-names=""/></text:p>
            <text:p text:style-name="a410" text:class-names="" text:cond-style-name=""><text:span text:style-name="a407" text:class-names="">.</text:span><text:span text:style-name="a408" text:class-names="">odometer</text:span><text:span text:style-name="a409" text:class-names=""/></text:p>
          </draw:text-box>
          <svg:title/>
          <svg:desc/>
        </draw:frame>
        <draw:frame draw:id="id65" draw:style-name="a423" draw:name="ZoneTexte 3" svg:x="6.31904in" svg:y="3.79484in" svg:width="1.61435in" svg:height="0.80781in">
          <draw:text-box>
            <text:p text:style-name="a414" text:class-names="" text:cond-style-name=""><text:span text:style-name="a412" text:class-names="">Encoders</text:span><text:span text:style-name="a413" text:class-names=""/></text:p>
            <text:p text:style-name="a418" text:class-names="" text:cond-style-name=""><text:span text:style-name="a415" text:class-names="">.</text:span><text:span text:style-name="a416" text:class-names="">aStar</text:span><text:span text:style-name="a417" text:class-names=""/></text:p>
            <text:p text:style-name="a422" text:class-names="" text:cond-style-name=""><text:span text:style-name="a419" text:class-names="">.</text:span><text:span text:style-name="a420" text:class-names="">read_counts</text:span><text:span text:style-name="a421" text:class-names="">()</text:span></text:p>
          </draw:text-box>
          <svg:title/>
          <svg:desc/>
        </draw:frame>
        <draw:frame draw:id="id66" draw:style-name="a432" draw:name="ZoneTexte 4" svg:x="6.18135in" svg:y="1.79334in" svg:width="1.61435in" svg:height="0.80781in">
          <draw:text-box>
            <text:p text:style-name="a425" text:class-names="" text:cond-style-name=""><text:span text:style-name="a424" text:class-names="">Motors</text:span></text:p>
            <text:p text:style-name="a429" text:class-names="" text:cond-style-name=""><text:span text:style-name="a426" text:class-names="">.</text:span><text:span text:style-name="a427" text:class-names="">aStar</text:span><text:span text:style-name="a428" text:class-names=""/></text:p>
            <text:p text:style-name="a431" text:class-names="" text:cond-style-name=""><text:span text:style-name="a430" text:class-names="">.speed(l, r)</text:span></text:p>
          </draw:text-box>
          <svg:title/>
          <svg:desc/>
        </draw:frame>
        <draw:frame draw:id="id67" draw:style-name="a454" draw:name="ZoneTexte 5" svg:x="4.19282in" svg:y="2.81723in" svg:width="1.61435in" svg:height="1.41367in">
          <draw:text-box>
            <text:p text:style-name="a435" text:class-names="" text:cond-style-name=""><text:span text:style-name="a433" text:class-names="">Odometer</text:span><text:span text:style-name="a434" text:class-names=""/></text:p>
            <text:p text:style-name="a439" text:class-names="" text:cond-style-name=""><text:span text:style-name="a436" text:class-names="">.</text:span><text:span text:style-name="a437" text:class-names="">encoders</text:span><text:span text:style-name="a438" text:class-names=""/></text:p>
            <text:p text:style-name="a441" text:class-names="" text:cond-style-name=""><text:span text:style-name="a440" text:class-names="">.update()</text:span></text:p>
            <text:p text:style-name="a445" text:class-names="" text:cond-style-name=""><text:span text:style-name="a442" text:class-names="">.</text:span><text:span text:style-name="a443" text:class-names="">getSpeedLR</text:span><text:span text:style-name="a444" text:class-names="">()</text:span></text:p>
            <text:p text:style-name="a449" text:class-names="" text:cond-style-name=""><text:span text:style-name="a446" text:class-names="">.</text:span><text:span text:style-name="a447" text:class-names="">getPos</text:span><text:span text:style-name="a448" text:class-names="">()</text:span></text:p>
            <text:p text:style-name="a453" text:class-names="" text:cond-style-name=""><text:span text:style-name="a450" text:class-names="">.</text:span><text:span text:style-name="a451" text:class-names="">getOmega</text:span><text:span text:style-name="a452" text:class-names="">()</text:span></text:p>
          </draw:text-box>
          <svg:title/>
          <svg:desc/>
        </draw:frame>
        <draw:frame draw:id="id68" draw:style-name="a470" draw:name="ZoneTexte 6" svg:x="1.85004in" svg:y="1.66398in" svg:width="2.04747in" svg:height="1.00977in">
          <draw:text-box>
            <text:p text:style-name="a457" text:class-names="" text:cond-style-name=""><text:span text:style-name="a455" text:class-names="">MotionController</text:span><text:span text:style-name="a456" text:class-names=""/></text:p>
            <text:p text:style-name="a461" text:class-names="" text:cond-style-name=""><text:span text:style-name="a458" text:class-names="">.</text:span><text:span text:style-name="a459" text:class-names="">motors</text:span><text:span text:style-name="a460" text:class-names=""/></text:p>
            <text:p text:style-name="a465" text:class-names="" text:cond-style-name=""><text:span text:style-name="a462" text:class-names="">.</text:span><text:span text:style-name="a463" text:class-names="">odometer</text:span><text:span text:style-name="a464" text:class-names=""/></text:p>
            <text:p text:style-name="a469" text:class-names="" text:cond-style-name=""><text:span text:style-name="a466" text:class-names="">.move(v,<text:s text:c="1"/></text:span><text:span text:style-name="a467" text:class-names="">omega</text:span><text:span text:style-name="a468" text:class-names="">)</text:span></text:p>
          </draw:text-box>
          <svg:title/>
          <svg:desc/>
        </draw:frame>
        <draw:connector draw:type="line" svg:x1="1.22005in" svg:y1="1.23003in" svg:x2="1.92879in" svg:y2="1.79334in" draw:id="id69" draw:style-name="a472" draw:name="Connecteur droit avec flèche 16">
          <svg:title/>
          <svg:desc/>
        </draw:connector>
        <draw:connector draw:type="line" svg:x1="3.11003in" svg:y1="2.56877in" svg:x2="4.29126in" svg:y2="3.435in" draw:id="id70" draw:style-name="a474" draw:name="Connecteur droit avec flèche 18">
          <svg:title/>
          <svg:desc/>
        </draw:connector>
        <draw:connector draw:type="line" svg:x1="6.41748in" svg:y1="4.45874in" svg:x2="5in" svg:y2="3.51375in" draw:id="id71" draw:style-name="a477" draw:name="Connecteur droit avec flèche 20">
          <svg:title/>
          <svg:desc/>
        </draw:connector>
        <draw:connector draw:type="line" svg:x1="3.1087in" svg:y1="2.53261in" svg:x2="6.25998in" svg:y2="2.46691in" draw:id="id72" draw:style-name="a479" draw:name="Connecteur droit avec flèche 25">
          <svg:title/>
          <svg:desc/>
        </draw:connector>
        <draw:connector draw:type="line" svg:x1="7.12622in" svg:y1="2.46691in" svg:x2="8.30745in" svg:y2="2.96251in" draw:id="id73" draw:style-name="a481" draw:name="Connecteur droit avec flèche 29">
          <svg:title/>
          <svg:desc/>
        </draw:connector>
        <draw:connector draw:type="line" svg:x1="8.30745in" svg:y1="3.25667in" svg:x2="7.44122in" svg:y2="4.45874in" draw:id="id74" draw:style-name="a484" draw:name="Connecteur droit avec flèche 33">
          <svg:title/>
          <svg:desc/>
        </draw:connector>
        <draw:connector draw:type="line" svg:x1="7.12622in" svg:y1="2.46691in" svg:x2="5.16667in" svg:y2="3.67125in" draw:id="id75" draw:style-name="a487" draw:name="Connecteur droit avec flèche 36">
          <svg:title/>
          <svg:desc/>
        </draw:connector>
        <draw:connector draw:type="line" svg:x1="7.51997in" svg:y1="4.45874in" svg:x2="8.30745in" svg:y2="3.42334in" draw:id="id76" draw:style-name="a489" draw:name="Connecteur droit avec flèche 41">
          <svg:title/>
          <svg:desc/>
        </draw:connector>
        <draw:connector draw:type="line" svg:x1="2.49972in" svg:y1="2.09799in" svg:x2="6.31904in" svg:y2="2.01752in" draw:id="id77" draw:style-name="a491" draw:name="Connecteur droit avec flèche 47">
          <svg:title/>
          <svg:desc/>
        </draw:connector>
        <draw:connector draw:type="line" svg:x1="2.79503in" svg:y1="2.31937in" svg:x2="4.24312in" svg:y2="3.02811in" draw:id="id78" draw:style-name="a493" draw:name="Connecteur droit avec flèche 51">
          <svg:title/>
          <svg:desc/>
        </draw:connector>
        <draw:connector draw:type="line" svg:x1="4.98835in" svg:y1="3.30042in" svg:x2="6.41748in" svg:y2="3.98625in" draw:id="id79" draw:style-name="a495" draw:name="Connecteur droit avec flèche 59">
          <svg:title/>
          <svg:desc/>
        </draw:connector>
        <draw:connector draw:type="line" svg:x1="6.78397in" svg:y1="2.25196in" svg:x2="8.30745in" svg:y2="2.74756in" draw:id="id80" draw:style-name="a497" draw:name="Connecteur droit avec flèche 69">
          <svg:title/>
          <svg:desc/>
        </draw:connector>
        <draw:connector draw:type="line" svg:x1="6.88997in" svg:y1="4.2309in" svg:x2="8.30745in" svg:y2="2.74812in" draw:id="id81" draw:style-name="a499" draw:name="Connecteur droit avec flèche 75">
          <svg:title/>
          <svg:desc/>
        </draw:connector>
        <draw:frame draw:id="id82" draw:style-name="a609" draw:name="ZoneTexte 78" svg:x="0.54958in" svg:y="5.20177in" svg:width="8.86036in" svg:height="1.75026in">
          <draw:text-box>
            <text:p text:style-name="a502" text:class-names="" text:cond-style-name=""><text:span text:style-name="a500" text:class-names="">MotionController</text:span><text:span text:style-name="a501" text:class-names=""><text:s text:c="1"/>basis:</text:span></text:p>
            <text:p text:style-name="a512" text:class-names="" text:cond-style-name=""><text:span text:style-name="a503" text:class-names="">Motion<text:s text:c="1"/></text:span><text:span text:style-name="a504" text:class-names="">controller</text:span><text:span text:style-name="a505" text:class-names=""><text:s text:c="1"/>has .</text:span><text:span text:style-name="a506" text:class-names="">targetV</text:span><text:span text:style-name="a507" text:class-names=""><text:s text:c="1"/>and .</text:span><text:span text:style-name="a508" text:class-names="">targetOmega</text:span><text:span text:style-name="a509" text:class-names=""><text:s text:c="1"/></text:span><text:span text:style-name="a510" text:class-names="">attributes</text:span><text:span text:style-name="a511" text:class-names=""/></text:p>
            <text:p text:style-name="a528" text:class-names="" text:cond-style-name=""><text:span text:style-name="a513" text:class-names="">Motion<text:s text:c="1"/></text:span><text:span text:style-name="a514" text:class-names="">controller</text:span><text:span text:style-name="a515" text:class-names=""><text:s text:c="1"/></text:span><text:span text:style-name="a516" text:class-names="">functions</text:span><text:span text:style-name="a517" text:class-names=""><text:s text:c="1"/>set .</text:span><text:span text:style-name="a518" text:class-names="">targetV</text:span><text:span text:style-name="a519" text:class-names=""><text:s text:c="1"/>and .</text:span><text:span text:style-name="a520" text:class-names="">targetOmega</text:span><text:span text:style-name="a521" text:class-names=""><text:s text:c="1"/></text:span><text:span text:style-name="a522" text:class-names="">attributes</text:span><text:span text:style-name="a523" text:class-names=""><text:s text:c="1"/>to<text:s text:c="1"/></text:span><text:span text:style-name="a524" text:class-names="">achieve</text:span><text:span text:style-name="a525" text:class-names=""><text:s text:c="1"/></text:span><text:span text:style-name="a526" text:class-names="">their</text:span><text:span text:style-name="a527" text:class-names=""><text:s text:c="1"/>goal</text:span></text:p>
            <text:p text:style-name="a550" text:class-names="" text:cond-style-name=""><text:span text:style-name="a529" text:class-names="">Motion<text:s text:c="1"/></text:span><text:span text:style-name="a530" text:class-names="">controller</text:span><text:span text:style-name="a531" text:class-names=""><text:s text:c="1"/>.move<text:s text:c="1"/></text:span><text:span text:style-name="a532" text:class-names="">function</text:span><text:span text:style-name="a533" text:class-names=""><text:s text:c="1"/></text:span><text:span text:style-name="a534" text:class-names="">is</text:span><text:span text:style-name="a535" text:class-names=""><text:s text:c="1"/></text:span><text:span text:style-name="a536" text:class-names="">treaded</text:span><text:span text:style-name="a537" text:class-names=""><text:s text:c="1"/>and<text:s text:c="1"/></text:span><text:span text:style-name="a538" text:class-names="">runs</text:span><text:span text:style-name="a539" text:class-names=""><text:s text:c="1"/>a<text:s text:c="1"/></text:span><text:span text:style-name="a540" text:class-names="">continious</text:span><text:span text:style-name="a541" text:class-names=""><text:s text:c="1"/></text:span><text:span text:style-name="a542" text:class-names="">loop</text:span><text:span text:style-name="a543" text:class-names=""><text:s text:c="1"/></text:span><text:span text:style-name="a544" text:class-names="">with</text:span><text:span text:style-name="a545" text:class-names=""><text:s text:c="1"/>a<text:s text:c="1"/></text:span><text:span text:style-name="a546" text:class-names="">fixed</text:span><text:span text:style-name="a547" text:class-names=""><text:s text:c="1"/>time<text:s text:c="1"/></text:span><text:span text:style-name="a548" text:class-names="">step</text:span><text:span text:style-name="a549" text:class-names="">.</text:span></text:p>
            <text:p text:style-name="a564" text:class-names="" text:cond-style-name=""><text:span text:style-name="a551" text:class-names="">The .</text:span><text:span text:style-name="a552" text:class-names="">odometer</text:span><text:span text:style-name="a553" text:class-names=""><text:s text:c="1"/>instance<text:s text:c="1"/></text:span><text:span text:style-name="a554" text:class-names="">is</text:span><text:span text:style-name="a555" text:class-names=""><text:s text:c="1"/></text:span><text:span text:style-name="a556" text:class-names="">updated</text:span><text:span text:style-name="a557" text:class-names=""><text:s text:c="1"/>at<text:s text:c="1"/></text:span><text:span text:style-name="a558" text:class-names="">every</text:span><text:span text:style-name="a559" text:class-names=""><text:s text:c="1"/></text:span><text:span text:style-name="a560" text:class-names="">pass</text:span><text:span text:style-name="a561" text:class-names=""><text:s text:c="1"/>of the .move<text:s text:c="1"/></text:span><text:span text:style-name="a562" text:class-names="">loop</text:span><text:span text:style-name="a563" text:class-names=""/></text:p>
            <text:p text:style-name="a580" text:class-names="" text:cond-style-name=""><text:span text:style-name="a565" text:class-names="">The .move<text:s text:c="1"/></text:span><text:span text:style-name="a566" text:class-names="">function</text:span><text:span text:style-name="a567" text:class-names=""><text:s text:c="1"/>looks for .</text:span><text:span text:style-name="a568" text:class-names="">targetV</text:span><text:span text:style-name="a569" text:class-names=""><text:s text:c="1"/>and<text:s text:c="1"/></text:span><text:span text:style-name="a570" text:class-names="">targetOmega</text:span><text:span text:style-name="a571" text:class-names=""><text:s text:c="1"/></text:span><text:span text:style-name="a572" text:class-names="">attributes</text:span><text:span text:style-name="a573" text:class-names=""><text:s text:c="1"/>and<text:s text:c="1"/></text:span><text:span text:style-name="a574" text:class-names="">provides</text:span><text:span text:style-name="a575" text:class-names=""><text:s text:c="1"/></text:span><text:span text:style-name="a576" text:class-names="">target</text:span><text:span text:style-name="a577" text:class-names=""><text:s text:c="1"/>speeds (l &amp; r) to the .</text:span><text:span text:style-name="a578" text:class-names="">motors</text:span><text:span text:style-name="a579" text:class-names=""><text:s text:c="1"/>instance.</text:span></text:p>
            <text:p text:style-name="a592" text:class-names="" text:cond-style-name=""><text:span text:style-name="a581" text:class-names="">The .</text:span><text:span text:style-name="a582" text:class-names="">motors</text:span><text:span text:style-name="a583" text:class-names=""><text:s text:c="1"/>instance looks to the<text:s text:c="1"/></text:span><text:span text:style-name="a584" text:class-names="">odometer</text:span><text:span text:style-name="a585" text:class-names=""><text:s text:c="1"/>to<text:s text:c="1"/></text:span><text:span text:style-name="a586" text:class-names="">get</text:span><text:span text:style-name="a587" text:class-names=""><text:s text:c="1"/></text:span><text:span text:style-name="a588" text:class-names="">motor</text:span><text:span text:style-name="a589" text:class-names=""><text:s text:c="1"/>speeds as feedback for PID speed<text:s text:c="1"/></text:span><text:span text:style-name="a590" text:class-names="">regulator</text:span><text:span text:style-name="a591" text:class-names=""/></text:p>
            <text:p text:style-name="a608" text:class-names="" text:cond-style-name=""><text:span text:style-name="a593" text:class-names="">The .</text:span><text:span text:style-name="a594" text:class-names="">motors</text:span><text:span text:style-name="a595" text:class-names=""><text:s text:c="1"/>&amp; .</text:span><text:span text:style-name="a596" text:class-names="">encoders</text:span><text:span text:style-name="a597" text:class-names=""><text:s text:c="1"/>instances interface<text:s text:c="1"/></text:span><text:span text:style-name="a598" text:class-names="">with</text:span><text:span text:style-name="a599" text:class-names=""><text:s text:c="1"/>the<text:s text:c="1"/></text:span><text:span text:style-name="a600" text:class-names="">aStar</text:span><text:span text:style-name="a601" text:class-names=""><text:s text:c="1"/>instance to<text:s text:c="1"/></text:span><text:span text:style-name="a602" text:class-names="">read</text:span><text:span text:style-name="a603" text:class-names=""><text:s text:c="1"/>&amp; reset<text:s text:c="1"/></text:span><text:span text:style-name="a604" text:class-names="">encoders</text:span><text:span text:style-name="a605" text:class-names=""><text:s text:c="1"/>and command<text:s text:c="1"/></text:span><text:span text:style-name="a606" text:class-names="">motors</text:span><text:span text:style-name="a607" text:class-names=""/></text:p>
          </draw:text-box>
          <svg:title/>
          <svg:desc/>
        </draw:frame>
        <draw:connector draw:type="line" svg:x1="6.25998in" svg:y1="2.25196in" svg:x2="5.39374in" svg:y2="3.02811in" draw:id="id83" draw:style-name="a611" draw:name="Connecteur droit avec flèche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492" svg:viewBox="0 0 20 30" svg:d="m10 0-10 30h20z"/>
    <draw:marker draw:name="a494" svg:viewBox="0 0 20 30" svg:d="m10 0-10 30h20z"/>
    <draw:marker draw:name="a496" svg:viewBox="0 0 20 30" svg:d="m10 0-10 30h20z"/>
    <draw:marker draw:name="a498" svg:viewBox="0 0 20 30" svg:d="m10 0-10 30h20z"/>
    <draw:marker draw:name="a480" svg:viewBox="0 0 20 30" svg:d="m10 0-10 30h20z"/>
    <draw:marker draw:name="a482" svg:viewBox="0 0 20 30" svg:d="m10 0-10 30h20z"/>
    <draw:marker draw:name="a483" svg:viewBox="0 0 20 30" svg:d="m10 0-10 30h20z"/>
    <draw:marker draw:name="a485" svg:viewBox="0 0 20 30" svg:d="m10 0-10 30h20z"/>
    <draw:marker draw:name="a486" svg:viewBox="0 0 20 30" svg:d="m10 0-10 30h20z"/>
    <draw:marker draw:name="a488" svg:viewBox="0 0 20 30" svg:d="m10 0-10 30h20z"/>
    <draw:marker draw:name="a471" svg:viewBox="0 0 20 30" svg:d="m10 0-10 30h20z"/>
    <draw:marker draw:name="a610" svg:viewBox="0 0 20 30" svg:d="m10 0-10 30h20z"/>
    <draw:marker draw:name="a473" svg:viewBox="0 0 20 30" svg:d="m10 0-10 30h20z"/>
    <draw:marker draw:name="a475" svg:viewBox="0 0 20 30" svg:d="m10 0-10 30h20z"/>
    <draw:marker draw:name="a476" svg:viewBox="0 0 20 30" svg:d="m10 0-10 30h20z"/>
    <draw:marker draw:name="a478" svg:viewBox="0 0 20 30" svg:d="m10 0-10 30h20z"/>
    <draw:marker draw:name="a490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z pour modifier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1/12/2016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quez pour modifier le style du titre</text:span><text:span text:style-name="a36" text:class-names=""/></text:p>
        </draw:text-box>
        <svg:title/>
        <svg:desc/>
      </draw:frame>
      <draw:frame draw:id="id6" presentation:style-name="a42" draw:name="Sous-titr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quez pour modifier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1/12/2016</text:date></text:span><text:span text:style-name="a45" text:class-names=""/></text:p>
        </draw:text-box>
        <svg:title/>
        <svg:desc/>
      </draw:frame>
      <draw:frame draw:id="id8" presentation:style-name="a50" draw:name="Espace réservé du pied de page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quez pour modifier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1/12/2016</text:date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quez pour modifier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1/12/2016</text:date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quez pour modifier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1/12/2016</text:date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quez pour modifier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1/12/2016</text:date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quez pour modifier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1/12/2016</text:date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1/12/2016</text:date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quez pour modifier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1/12/2016</text:date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quez pour modifier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1/12/2016</text:date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quez pour modifier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1/12/2016</text:date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°›</text:page-number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quez pour modifier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1/12/2016</text:date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°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De La Bruere Terreault, Julien   PWC</meta:initial-creator>
    <dc:creator>Julien de la Bruère-Terreault</dc:creator>
    <meta:creation-date>2016-12-01T16:54:04Z</meta:creation-date>
    <dc:date>2017-01-08T16:11:04Z</dc:date>
    <meta:editing-cycles>9</meta:editing-cycles>
    <meta:editing-duration>PT5416S</meta:editing-duration>
    <meta:document-statistic meta:paragraph-count="32" meta:word-count="192"/>
  </office:meta>
</office:document-meta>
</file>